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pl_name</text:p>
          </table:table-cell>
          <table:table-cell office:value-type="float" office:value="3397">
            <text:p>3397</text:p>
          </table:table-cell>
        </table:table-row>
        <table:table-row table:style-name="ro1">
          <table:table-cell office:value-type="string">
            <text:p>pl_orbeccen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string">
            <text:p>pl_dens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pl_eqt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pl_orbper</text:p>
          </table:table-cell>
          <table:table-cell office:value-type="float" office:value="3328">
            <text:p>3328</text:p>
          </table:table-cell>
        </table:table-row>
        <table:table-row table:style-name="ro1">
          <table:table-cell office:value-type="string">
            <text:p>pl_orbsmax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_teff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office:value-type="string">
            <text:p>st_rad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string">
            <text:p>st_lum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st_mass</text:p>
          </table:table-cell>
          <table:table-cell office:value-type="float" office:value="3079">
            <text:p>307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MASS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string">
            <text:p>radius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string">
            <text:p>DENS</text:p>
          </table:table-cell>
          <table:table-cell office:value-type="float" office:value="510">
            <text:p>5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2/04/2017</text:date>, <text:time>13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M27S</meta:editing-duration>
    <meta:editing-cycles>3</meta:editing-cycles>
    <meta:generator>OpenOffice/4.1.0$Win32 OpenOffice.org_project/410m18$Build-9764</meta:generator>
    <dc:date>2017-02-04T13:29:39.30</dc:date>
    <dc:creator>Michał Marcinkiewicz</dc:creator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